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93" calcext:value-type="float">
            <text:p>93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numbered vecto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</text:p>
          </table:table-cell>
          <table:table-cell office:value-type="string" calcext:value-type="string">
            <text:p>R ins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vector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/00/0000</text:date>, <text:time style:data-style-name="N2" text:time-value="13:39:20.4195800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8-05T13:39:40.409839752</dc:date>
    <meta:editing-duration>P5DT12H56M26S</meta:editing-duration>
    <meta:editing-cycles>397</meta:editing-cycles>
    <meta:generator>LibreOffice/5.2.7.2$Linux_X86_64 LibreOffice_project/20m0$Build-2</meta:generator>
    <meta:document-statistic meta:table-count="1" meta:cell-count="4238" meta:object-count="0"/>
  </office:meta>
</office:document-meta>
</file>